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3764in" style:rel-column-width="3688*"/>
    </style:style>
    <style:style style:name="Table3.B" style:family="table-column">
      <style:table-column-properties style:column-width="2.7917in" style:rel-column-width="27357*"/>
    </style:style>
    <style:style style:name="Table3.C" style:family="table-column">
      <style:table-column-properties style:column-width="0.35in" style:rel-column-width="3429*"/>
    </style:style>
    <style:style style:name="Table3.D" style:family="table-column">
      <style:table-column-properties style:column-width="0.4597in" style:rel-column-width="4505*"/>
    </style:style>
    <style:style style:name="Table3.E" style:family="table-column">
      <style:table-column-properties style:column-width="0.7097in" style:rel-column-width="6955*"/>
    </style:style>
    <style:style style:name="Table3.F" style:family="table-column">
      <style:table-column-properties style:column-width="0.6611in" style:rel-column-width="6480*"/>
    </style:style>
    <style:style style:name="Table3.G" style:family="table-column">
      <style:table-column-properties style:column-width="0.0889in" style:rel-column-width="869*"/>
    </style:style>
    <style:style style:name="Table3.H" style:family="table-column">
      <style:table-column-properties style:column-width="0.5in" style:rel-column-width="4899*"/>
    </style:style>
    <style:style style:name="Table3.I" style:family="table-column">
      <style:table-column-properties style:column-width="0.75in" style:rel-column-width="7353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I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I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I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middle" fo:padding="0.0382in" fo:border="none"/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8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e757d" style:font-name-asian="Arial1" style:font-size-asian="5.25pt" style:font-weight-asian="normal" style:font-name-complex="Arial1" style:font-size-complex="6pt" style:font-weight-complex="normal"/>
    </style:style>
    <style:style style:name="P1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1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2ccd15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757d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ec544" style:font-name-asian="Microsoft YaHei" style:font-size-asian="6pt" style:font-weight-asian="normal" style:font-name-complex="Mangal" style:font-size-complex="6pt" style:font-weight-complex="normal"/>
    </style:style>
    <style:style style:name="P49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50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5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6" style:family="paragraph" style:parent-style-name="Table_20_Contents" style:master-page-name="">
      <style:paragraph-properties fo:margin-left="0in" fo:margin-right="0.1807in" fo:line-height="100%" fo:text-align="end" style:justify-single-word="false" fo:text-indent="0in" style:auto-text-indent="false" style:page-number="auto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7" style:family="paragraph" style:parent-style-name="Preformatted_20_Text">
      <style:text-properties style:font-name="Arial" officeooo:paragraph-rsid="0020f236"/>
    </style:style>
    <style:style style:name="P58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cc518" style:font-name-asian="Microsoft YaHei" style:font-size-asian="6pt" style:font-weight-asian="normal" style:font-name-complex="Mangal" style:font-size-complex="6pt" style:font-weight-complex="normal"/>
    </style:style>
    <style:style style:name="P8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b00f1" style:font-name-asian="Microsoft YaHei" style:font-size-asian="6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6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7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88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91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92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e73c0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9ff1ec" style:font-name-asian="Microsoft YaHei" style:font-size-asian="6pt" style:font-name-complex="Mangal" style:font-size-complex="6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96" style:family="paragraph" style:parent-style-name="Table_20_Contents">
      <style:paragraph-properties fo:text-align="start" style:justify-single-word="false" fo:keep-with-next="auto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97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9a260" officeooo:paragraph-rsid="013f6367" style:font-name-asian="Arial1" style:font-size-asian="5.25pt" style:font-weight-asian="normal" style:font-name-complex="Arial1" style:font-size-complex="6pt" style:font-weight-complex="normal"/>
    </style:style>
    <style:style style:name="P9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normal" officeooo:rsid="007cdda9" officeooo:paragraph-rsid="013f6367" style:font-name-asian="Microsoft YaHei" style:font-size-asian="6pt" style:font-weight-asian="normal" style:font-name-complex="Mangal" style:font-size-complex="6pt" style:font-weight-complex="normal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4a48f"/>
    </style:style>
    <style:style style:name="T16" style:family="text">
      <style:text-properties officeooo:rsid="007255bf"/>
    </style:style>
    <style:style style:name="T17" style:family="text">
      <style:text-properties officeooo:rsid="007521b0"/>
    </style:style>
    <style:style style:name="T1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color="#000000" style:text-underline-style="none" fo:font-weight="bold" officeooo:rsid="007cdda9" style:font-weight-asian="bold" style:font-weight-complex="bold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officeooo:rsid="00ab6867" style:font-size-asian="6pt" style:font-size-complex="6pt"/>
    </style:style>
    <style:style style:name="T31" style:family="text">
      <style:text-properties fo:font-size="6pt" fo:font-weight="normal" style:font-size-asian="6pt" style:font-weight-asian="normal" style:font-size-complex="6pt" style:font-weight-complex="normal"/>
    </style:style>
    <style:style style:name="T32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3" style:family="text">
      <style:text-properties fo:font-size="6pt" fo:font-weight="normal" style:font-size-asian="5.25pt" style:font-weight-asian="normal" style:font-size-complex="6pt" style:font-weight-complex="normal"/>
    </style:style>
    <style:style style:name="T34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5" style:family="text">
      <style:text-properties fo:font-size="6pt" style:font-size-asian="5.25pt" style:font-size-complex="6pt"/>
    </style:style>
    <style:style style:name="T36" style:family="text">
      <style:text-properties style:font-size-asian="7.84999990463257pt"/>
    </style:style>
    <style:style style:name="T37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3" style:family="text">
      <style:text-properties style:font-size-asian="8.75pt"/>
    </style:style>
    <style:style style:name="T44" style:family="text">
      <style:text-properties officeooo:rsid="01122dc7"/>
    </style:style>
    <style:style style:name="T45" style:family="text">
      <style:text-properties officeooo:rsid="007cd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0"><text:span text:style-name="T29"><text:text-input text:description="&lt;setLang(o.partner_id.lang or 'en_US')&gt;">set locale</text:text-input></text:span><text:text-input text:description="&lt;o.partner_id.name or ''&gt;">Partner Name</text:text-input></text:p>
              <text:p text:style-name="P35"><text:text-input text:description="&lt;o.partner_id.street or ''&gt;">Partner street</text:text-input></text:p>
              <text:p text:style-name="P35"><text:text-input text:description="&lt;o.partner_id.zip or ''&gt;">ZipCode</text:text-input> <text:text-input text:description="&lt;o.partner_id.city or ''&gt;">City</text:text-input></text:p>
              <text:p text:style-name="P53"><text:text-input text:description="&lt;o.partner_id.country_id.name or ''&gt;">Country</text:text-input></text:p>
              <text:p text:style-name="P36"/>
              <text:p text:style-name="P36"/>
              <text:p text:style-name="P45"><text:span text:style-name="T42"><text:text-input text:description="&lt;_(&quot;VAT no.&quot;)&gt;">VAT no.</text:text-input></text:span><text:span text:style-name="T9"> / </text:span><text:span text:style-name="T30"><text:text-input text:description="&lt;setLang(o.company_id.partner_id.lang or 'en_US')&gt;">setCompLang</text:text-input></text:span><text:span text:style-name="T42"><text:text-input text:description="&lt;_(&quot;VAT no.&quot;)&gt;">VAT no.</text:text-input></text:span><text:span text:style-name="T30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1"><text:text-input text:description="&lt;(o.partner_id.vat or '').replace('HR','') &gt;">VAT</text:text-input></text:span></text:p>
            </table:table-cell>
            <table:table-cell table:style-name="Table1.B1" office:value-type="string">
              <text:p text:style-name="P92"><text:text-input text:description="&lt;company.partner_id.city&gt;">City</text:text-input>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4"/>
          </table:table-cell>
          <table:table-cell table:style-name="Table1.A1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54"><text:text-input text:description="&lt;if test=&quot;o.origin&quot;&gt;">test</text:text-input>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4" table:number-columns-spanned="2" office:value-type="string">
            <text:p text:style-name="P91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52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38"><text:text-input text:description="&lt;if test=&quot;o.description2&quot;&gt;">test</text:text-input>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4" table:number-columns-spanned="2" office:value-type="string">
            <text:p text:style-name="P22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9"><text:text-input text:description="&lt;/if&gt;">endtest</text:text-input></text:p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37"><text:bookmark-start text:name="__DdeLink__17995_786286549"/><text:span text:style-name="T16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6">/</text:span><text:span text:style-name="T20"><text:text-input text:description="&lt;setLang(o.company_id.partner_id.lang or 'en_US')&gt;">set locale</text:text-input></text:span><text:span text:style-name="T16"><text:text-input text:description="&lt; o.state in ['proforma', 'proforma2'] and _(&quot;Proforma invoice number&quot;) or _(&quot;Invoice number&quot;) &gt;">Invoice number</text:text-input></text:span><text:span text:style-name="T20"><text:text-input text:description="&lt;setLang(o.partner_id.lang or 'en_US')&gt;">set locale</text:text-input></text:span>: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51"/>
          </table:table-cell>
        </table:table-row>
      </table:table>
      <text:p text:style-name="P5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5"><text:span text:style-name="T1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3"><text:text-input text:description="&lt;_(&quot;Product&quot;)&gt;">Product</text:text-input></text:p>
          </table:table-cell>
          <table:table-cell table:style-name="Table3.B1" office:value-type="string">
            <text:p text:style-name="P4"><text:text-input text:description="&lt;_(&quot;Qty&quot;)&gt;">Qty</text:text-input></text:p>
          </table:table-cell>
          <table:table-cell table:style-name="Table3.B1" office:value-type="string">
            <text:p text:style-name="P7"><text:text-input text:description="&lt;_(&quot;UoM&quot;)&gt;">UoM</text:text-input></text:p>
          </table:table-cell>
          <table:table-cell table:style-name="Table3.B1" office:value-type="string">
            <text:p text:style-name="P6"><text:text-input text:description="&lt;_(&quot;Unit price&quot;)&gt;">Unit price</text:text-input></text:p>
          </table:table-cell>
          <table:table-cell table:style-name="Table3.B1" table:number-columns-spanned="2" office:value-type="string">
            <text:p text:style-name="P19"><text:text-input text:description="&lt;_(&quot;Total&quot;)&gt;">Total</text:text-input></text:p>
          </table:table-cell>
          <table:covered-table-cell/>
          <table:table-cell table:style-name="Table3.B1" office:value-type="string">
            <text:p text:style-name="P4"><text:text-input text:description="&lt;_(&quot;Disc.&quot;)&gt;">Disc.</text:text-input></text:p>
          </table:table-cell>
          <table:table-cell table:style-name="Table3.I1" office:value-type="string">
            <text:p text:style-name="P8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5"><text:span text:style-name="T1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3"><text:text-input text:description="&lt;_(&quot;Product&quot;)&gt;">Product</text:text-input></text:p>
          </table:table-cell>
          <table:table-cell table:style-name="Table3.B2" office:value-type="string">
            <text:p text:style-name="P4"><text:text-input text:description="&lt;_(&quot;Qty&quot;)&gt;">Qty</text:text-input></text:p>
          </table:table-cell>
          <table:table-cell table:style-name="Table3.B2" office:value-type="string">
            <text:p text:style-name="P7"><text:text-input text:description="&lt;_(&quot;UoM&quot;)&gt;">UoM</text:text-input></text:p>
          </table:table-cell>
          <table:table-cell table:style-name="Table3.B2" office:value-type="string">
            <text:p text:style-name="P6"><text:text-input text:description="&lt;_(&quot;Unit price&quot;)&gt;">Unit price</text:text-input></text:p>
          </table:table-cell>
          <table:table-cell table:style-name="Table3.B2" table:number-columns-spanned="2" office:value-type="string">
            <text:p text:style-name="P19"><text:text-input text:description="&lt;_(&quot;Total&quot;)&gt;">Total</text:text-input></text:p>
          </table:table-cell>
          <table:covered-table-cell/>
          <table:table-cell table:style-name="Table3.B2" office:value-type="string">
            <text:p text:style-name="P4"><text:text-input text:description="&lt;_(&quot;Disc.&quot;)&gt;">Disc.</text:text-input></text:p>
          </table:table-cell>
          <table:table-cell table:style-name="Table3.I2" office:value-type="string">
            <text:p text:style-name="P8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13"/>
          </table:table-cell>
          <table:table-cell table:style-name="Table3.B3" office:value-type="string">
            <text:p text:style-name="P12"><text:text-input text:description="&lt;objects.currency_id.name or ''&gt;">curr</text:text-input></text:p>
          </table:table-cell>
          <table:table-cell table:style-name="Table3.B3" table:number-columns-spanned="2" office:value-type="string">
            <text:p text:style-name="P20"><text:text-input text:description="&lt;objects.currency_id.name or ''&gt;">curr</text:text-input></text:p>
          </table:table-cell>
          <table:covered-table-cell/>
          <table:table-cell table:style-name="Table3.B3" office:value-type="string">
            <text:p text:style-name="P14">%</text:p>
          </table:table-cell>
          <table:table-cell table:style-name="Table3.I3" office:value-type="string">
            <text:p text:style-name="P15"><text:text-input text:description="&lt;objects.currency_id.name or ''&gt;">curr</text:text-input></text:p>
          </table:table-cell>
        </table:table-row>
        <table:table-row table:style-name="Table3.4">
          <table:table-cell table:style-name="Table3.A4" table:number-columns-spanned="9" office:value-type="string">
            <text:p text:style-name="P94"><text:span text:style-name="T28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5" table:number-columns-spanned="9" office:value-type="string">
            <text:p text:style-name="P9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6" table:number-columns-spanned="9" office:value-type="string">
            <text:p text:style-name="P9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9" office:value-type="string">
            <text:p text:style-name="P9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B3" office:value-type="string">
            <text:p text:style-name="P70"><text:text-input text:description="&lt;str(o.invoice_line._ids.index(line.id)+1)&gt;">rbr</text:text-input>.</text:p>
          </table:table-cell>
          <table:table-cell table:style-name="Table3.B3" office:value-type="string">
            <text:p text:style-name="P72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73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3" office:value-type="string">
            <text:p text:style-name="P88"><text:text-input text:description="&lt;formatLang(line.quantity, digits=2) or ''&gt;">qty</text:text-input></text:p>
          </table:table-cell>
          <table:table-cell table:style-name="Table3.B3" office:value-type="string">
            <text:p text:style-name="P89"><text:span text:style-name="T35"><text:text-input text:description="&lt;setLang(o.partner_id.lang or 'en_US')&gt;">setPartLang</text:text-input></text:span> <text:text-input text:description="&lt; (line.uom_id.name) or ''&gt;">uom2</text:text-input> /<text:span text:style-name="T35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3" office:value-type="string">
            <text:p text:style-name="P71"><text:text-input text:description="&lt;formatLang(line.price_unit, digits=2) or ''&gt;">Price unit</text:text-input></text:p>
          </table:table-cell>
          <table:table-cell table:style-name="Table3.B3" table:number-columns-spanned="2" office:value-type="string">
            <text:p text:style-name="P71"><text:text-input text:description="&lt;formatLang(line.price_unit*line.quantity,digits=2) or ''&gt;">price_unit</text:text-input></text:p>
          </table:table-cell>
          <table:covered-table-cell/>
          <table:table-cell table:style-name="Table3.B3" office:value-type="string">
            <text:p text:style-name="P25"><text:text-input text:description="&lt;line.discount&gt;">disc</text:text-input></text:p>
          </table:table-cell>
          <table:table-cell table:style-name="Table3.B3" office:value-type="string">
            <text:p text:style-name="P26"><text:text-input text:description="&lt;formatLang(line.amount,digits=2) or ''&gt;">amount</text:text-input></text:p>
          </table:table-cell>
        </table:table-row>
        <table:table-row table:style-name="Table3.7">
          <table:table-cell table:style-name="Table3.B2" table:number-columns-spanned="9" office:value-type="string">
            <text:p text:style-name="P9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B2" table:number-columns-spanned="6" office:value-type="string">
            <text:p text:style-name="P31"><text:span text:style-name="T27"><text:text-input text:description="&lt;setLang(o.partner_id.lang or 'en_US')&gt;">set locale</text:text-input></text:span><text:span text:style-name="T14"><text:text-input text:description="&lt;_(&quot;TOTAL&quot;)&gt;">TOTAL</text:text-input></text:span><text:span text:style-name="T14">:</text:span></text:p>
            <text:p text:style-name="P31"><text:span text:style-name="T27"><text:text-input text:description="&lt;setLang(o.company_id.partner_id.lang or 'en_US')&gt;">set locale</text:text-input></text:span><text:span text:style-name="T14"><text:text-input text:description="&lt;_(&quot;TOTAL&quot;)&gt;">TOTAL</text:text-input></text:span><text:span text:style-name="T14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2" table:number-columns-spanned="3" office:value-type="string">
            <text:p text:style-name="P29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29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  <table:covered-table-cell/>
          <table:covered-table-cell/>
        </table:table-row>
      </table:table>
      <text:p text:style-name="P5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9"><text:span text:style-name="T19"><text:text-input text:description="&lt;setLang(o.partner_id.lang or 'en_US')&gt;">set locale</text:text-input></text:span><text:text-input text:description="&lt;_(&quot;Taxes&quot;)&gt;">_Taxes</text:text-input>/<text:span text:style-name="T1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60"><text:span text:style-name="T19"><text:text-input text:description="&lt;setLang(o.partner_id.lang or 'en_US')&gt;">set locale</text:text-input></text:span><text:text-input text:description="&lt;_(&quot;Base amount&quot;)&gt;">_Base amount</text:text-input>/<text:span text:style-name="T1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60"><text:span text:style-name="T19"><text:text-input text:description="&lt;setLang(o.partner_id.lang or 'en_US')&gt;">set locale</text:text-input></text:span><text:text-input text:description="&lt;_(&quot;Tax Amount&quot;)&gt;">_Tax Amount</text:text-input>/<text:span text:style-name="T1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4"/>
          </table:table-cell>
          <table:table-cell table:style-name="Table7.D1" office:value-type="string">
            <text:p text:style-name="P85"/>
          </table:table-cell>
        </table:table-row>
        <table:table-row table:style-name="Table7.1">
          <table:table-cell table:style-name="Table7.D1" table:number-columns-spanned="3" office:value-type="string">
            <text:p text:style-name="P6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5"/>
          </table:table-cell>
          <table:table-cell table:style-name="Table7.D1" office:value-type="string">
            <text:p text:style-name="P85"/>
          </table:table-cell>
        </table:table-row>
        <table:table-row table:style-name="Table7.1">
          <table:table-cell table:style-name="Table7.D1" office:value-type="string">
            <text:p text:style-name="P62"><text:span text:style-name="T1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3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3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6"/>
          </table:table-cell>
          <table:table-cell table:style-name="Table7.D1" office:value-type="string">
            <text:p text:style-name="P65"/>
          </table:table-cell>
        </table:table-row>
        <table:table-row table:style-name="Table7.1">
          <table:table-cell table:style-name="Table7.D1" table:number-columns-spanned="3" office:value-type="string">
            <text:p text:style-name="P61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5"/>
          </table:table-cell>
          <table:table-cell table:style-name="Table7.D1" office:value-type="string">
            <text:p text:style-name="P65"/>
          </table:table-cell>
        </table:table-row>
      </table:table>
      <text:p text:style-name="P4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7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8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7"><text:text-input text:description="&lt;/for&gt;">End For line</text:text-input></text:p>
          </table:table-cell>
        </table:table-row>
      </table:table>
      <text:p text:style-name="P4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9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3"><text:text-input text:description="&lt;/if&gt;">endtest</text:text-input></text:p>
          </table:table-cell>
        </table:table-row>
      </table:table>
      <text:p text:style-name="P57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83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75"><text:span text:style-name="T32"><text:text-input text:description="&lt;setLang(o.partner_id.lang or 'en_US')&gt;"/></text:span><text:span text:style-name="T32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4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2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8"><text:text-input text:description="&lt;if test=&quot;company.partner_id.country_id.code in ['HR']&quot; &gt;">if show fiscal data</text:text-input></text:p>
            <text:p text:style-name="P2"><text:text-input text:description="&lt;_(&quot;Fiscal account number&quot;)&gt;">Fiscal account number</text:text-input> / <text:span text:style-name="T33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1"><text:text-input text:description="&lt;setLang(o.partner_id.lang or 'en_US')&gt;">setPartLang</text:text-input></text:span>: <text:span text:style-name="T7"><text:text-input text:description="&lt;(o.number or '')&gt;">number</text:text-input></text:span></text:p>
            <text:p text:style-name="P48"><text:text-input text:description="&lt;/if&gt;">end if</text:text-input></text:p>
          </table:table-cell>
        </table:table-row>
        <table:table-row table:style-name="Table5.1">
          <table:table-cell table:style-name="Table5.A1" office:value-type="string">
            <text:p text:style-name="P82"><text:text-input text:description="&lt;/if&gt;">end if</text:text-input></text:p>
          </table:table-cell>
          <table:table-cell table:style-name="Table5.A1" office:value-type="string">
            <text:p text:style-name="P17"/>
          </table:table-cell>
        </table:table-row>
        <table:table-row table:style-name="Table5.1">
          <table:table-cell table:style-name="Table5.A1" office:value-type="string">
            <text:p text:style-name="P80"><text:text-input text:description="&lt;if test=&quot;o.date_due&quot; &gt;">if date_due</text:text-input></text:p>
            <text:p text:style-name="P28"><text:text-input text:description="&lt;_(&quot;Due date&quot;)&gt;">Due date</text:text-input> / <text:span text:style-name="T35"><text:text-input text:description="&lt;setLang(o.company_id.partner_id.lang or 'en_US')&gt;">setCompLang</text:text-input></text:span><text:span text:style-name="T36"><text:text-input text:description="&lt;_(&quot;Due date&quot;)&gt;">Due date</text:text-input></text:span><text:span text:style-name="T35"><text:text-input text:description="&lt;setLang(o.partner_id.lang or 'en_US')&gt;">setPartLang</text:text-input></text:span>: <text:span text:style-name="T31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1"><text:text-input text:description="&lt;/if&gt;">end_test</text:text-input></text:span></text:p>
            <text:p text:style-name="P28"><text:span text:style-name="T31"><text:text-input text:description="&lt;if test=&quot;len(o.payment_term.line_ids or '')&gt;1&quot; &gt;">test payment terms</text:text-input></text:span><text:span text:style-name="T5"> </text:span></text:p>
            <text:p text:style-name="P32"><text:text-input text:description="&lt;for each=&quot;payment_line in o.payment_term.line_ids&quot;&gt;">For Payment Term</text:text-input></text:p>
            <text:p text:style-name="P28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2"><text:text-input text:description="&lt;/for&gt;">end For Payment Term</text:text-input></text:p>
            <text:p text:style-name="P28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84"><text:text-input text:description="&lt;/if&gt;">end if</text:text-input></text:p>
          </table:table-cell>
          <table:table-cell table:style-name="Table5.A1" office:value-type="string">
            <text:p text:style-name="P44"><text:text-input text:description="&lt;if test=&quot;not o.state in['proforma','proforma2']&quot;&gt;">if not proforma</text:text-input></text:p>
            <text:p text:style-name="P18"><text:text-input text:description="&lt;if test=&quot;company.partner_id.country_id.code in ['HR']&quot; &gt;">if show fiscal data</text:text-input></text:p>
            <text:p text:style-name="P41"><text:span text:style-name="T8"><text:text-input text:description="&lt;_(&quot;Invoice date&quot;)&gt;">Invoice date</text:text-input></text:span><text:span text:style-name="T8"> / </text:span><text:span text:style-name="T35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9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7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  <text:p text:style-name="P46"><text:text-input text:description="&lt;/if&gt;">end if</text:text-input></text:p>
            <text:p text:style-name="P47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79"><text:text-input text:description="&lt;if test=&quot;o.partner_bank_id&quot;&gt;">if bank_account</text:text-input></text:p>
            <text:p text:style-name="P27"><text:text-input text:description="&lt;_(&quot;Payment on bank account&quot;)&gt;">Payment on bank account</text:text-input> / <text:span text:style-name="T31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1"><text:text-input text:description="&lt;setLang(o.partner_id.lang or 'en_US')&gt;">setPartLang</text:text-input></text:span>:</text:p>
            <text:p text:style-name="P77"><text:text-input text:description="&lt;_(&quot;IBAN:&quot;)&gt;">_IBAN</text:text-input> <text:text-input text:description="&lt;o.partner_bank_id.acc_number or ''&gt;">bank_acc_number</text:text-input></text:p>
            <text:p text:style-name="P78"><text:text-input text:description="&lt;o.partner_bank_id.bank.name or ''&gt;">bank_name</text:text-input></text:p>
            <text:p text:style-name="P21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4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81"><text:span text:style-name="T44"><text:text-input text:description="&lt;/if&gt;">end if</text:text-input></text:span> </text:p>
            <text:p text:style-name="P76"/>
          </table:table-cell>
          <table:table-cell table:style-name="Table5.A1" office:value-type="string">
            <text:p text:style-name="P97"><text:text-input text:description="&lt;if test=&quot;company.partner_id.country_id.code in ['HR']&quot; &gt;">if show fiscal data</text:text-input></text:p>
            <text:p text:style-name="P41"><text:span text:style-name="T9"><text:text-input text:description="&lt;_(&quot;VAT no.&quot;)&gt;">VAT no.</text:text-input></text:span><text:span text:style-name="T9"> / </text:span><text:span text:style-name="T30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30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  <text:p text:style-name="P99"><text:text-input text:description="&lt;/if&gt;">end if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3"><text:text-input text:description="&lt;if test=&quot;o.end_user and (o.end_user!=o.partner_id)&quot;&gt;">if different end user</text:text-input></text:p>
            <text:p text:style-name="P30"><text:span text:style-name="T8"><text:text-input text:description="&lt; _('End user')&gt;">End user</text:text-input></text:span> / <text:span text:style-name="T35"><text:text-input text:description="&lt;setLang(o.company_id.partner_id.lang or 'en_US')&gt;">setCompLang</text:text-input></text:span><text:span text:style-name="T35"><text:text-input text:description="&lt;setLang(o.company_id.partner_id.lang or 'en_US')&gt;"/></text:span><text:span text:style-name="T8"><text:text-input text:description="&lt; _('End user')&gt;">End user</text:text-input></text:span><text:span text:style-name="T35"><text:text-input text:description="&lt;setLang(o.partner_id.lang or 'en_US')&gt;">setPartLang</text:text-input></text:span><text:span text:style-name="T8">:</text:span></text:p>
            <text:p text:style-name="P30"><text:text-input text:description="&lt;o.end_user.name or ''&gt;">EndUserName</text:text-input></text:p>
            <text:p text:style-name="P30"><text:text-input text:description="&lt;o.end_user.street or ''&gt;">End user street</text:text-input></text:p>
            <text:p text:style-name="P30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3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86"/>
          </table:table-cell>
          <table:covered-table-cell/>
        </table:table-row>
        <table:table-row table:style-name="Table5.8">
          <table:table-cell table:style-name="Table5.A1" office:value-type="string">
            <text:p text:style-name="P16"><text:span text:style-name="T3"><text:text-input text:description="&lt;setLang(o.partner_id.lang or 'en_US')&gt;">setPartLang</text:text-input></text:span><text:span text:style-name="T39"><text:text-input text:description="&lt;_(&quot;Responsible person&quot;)&gt;">Responsible person</text:text-input></text:span><text:span text:style-name="T39"> / </text:span><text:span text:style-name="T3"><text:text-input text:description="&lt;setLang(o.company_id.partner_id.lang or 'en_US')&gt;">setCompLang</text:text-input></text:span><text:span text:style-name="T40"><text:text-input text:description="&lt;_(&quot;Responsible person&quot;)&gt;">Responsible person</text:text-input></text:span><text:span text:style-name="T40"> </text:span><text:span text:style-name="T3"><text:text-input text:description="&lt;setLang(o.partner_id.lang or 'en_US')&gt;">setPartLang</text:text-input></text:span></text:p>
            <text:p text:style-name="P1"><text:span text:style-name="T38"><text:text-input text:description="&lt;company.partner_id.user_id.name or ''&gt;">cumpany_user</text:text-input></text:span><text:span text:style-name="T38">, </text:span><text:span text:style-name="T37"><text:text-input text:description="&lt;_(&quot;Director&quot;)&gt;">Director</text:text-input></text:span></text:p>
          </table:table-cell>
          <table:table-cell table:style-name="Table5.A1" office:value-type="string">
            <text:p text:style-name="P87"><text:span text:style-name="T33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3"><text:text-input text:description="&lt;setLang(o.company_id.partner_id.lang or 'en_US')&gt;">setCompLang</text:text-input></text:span><text:span text:style-name="T43"><text:text-input text:description="&lt; o.state in ['proforma', 'proforma2'] and _(&quot;Proforma invoice created&quot;) or _(&quot;Invoice created&quot;) &gt;">Invoice created</text:text-input></text:span><text:span text:style-name="T33"><text:text-input text:description="&lt;setLang(o.partner_id.lang or 'en_US')&gt;">setPartLang</text:text-input></text:span><text:span text:style-name="T33"> </text:span></text:p>
            <text:p text:style-name="P90">Vanja Trošelj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14T16:31:42.853783659</dc:date>
    <meta:editing-duration>P1DT21H36M27S</meta:editing-duration>
    <meta:editing-cycles>281</meta:editing-cycles>
    <meta:generator>LibreOffice/5.1.5.2$Linux_X86_64 LibreOffice_project/10m0$Build-2</meta:generator>
    <meta:document-statistic meta:table-count="6" meta:image-count="0" meta:object-count="0" meta:page-count="2" meta:paragraph-count="108" meta:word-count="748" meta:character-count="2383" meta:non-whitespace-character-count="2206"/>
  </office:meta>
</office:document-meta>
</file>